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3.9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fill="solid" draw:fill-color="#cfe7e5" draw:textarea-vertical-align="middle"/>
    </style:style>
    <style:style style:name="gr9" style:family="graphic" style:parent-style-name="objectwithoutfill">
      <style:graphic-properties draw:stroke="solid" draw:stroke-dash="Dashed_20__28_var_29_" svg:stroke-width="0.05cm" draw:marker-start-width="0.275cm" draw:marker-end="Arrow" draw:marker-end-width="0.375cm" draw:fill="none" draw:fill-color="#cfe7e5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fill-color="#cfe7e5" draw:textarea-vertical-align="middle"/>
    </style:style>
    <style:style style:name="gr11" style:family="graphic" style:parent-style-name="objectwithoutfill">
      <style:graphic-properties svg:stroke-width="0.05cm" draw:marker-start-width="0.275cm" draw:marker-end="Arrow" draw:marker-end-width="0.375cm" draw:fill="none" draw:fill-color="#cfe7e5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6cm" fo:min-width="2.06cm"/>
    </style:style>
    <style:style style:name="gr13" style:family="graphic" style:parent-style-name="objectwithoutfill">
      <style:graphic-properties svg:stroke-width="0.05cm" draw:fill="none" draw:fill-color="#cfe7e5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3.9cm" svg:x="16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4cm" svg:x="1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4.2cm" svg:x="6.3cm" svg:y="7cm">
          <text:p text:style-name="P1">mount.gfa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4cm" svg:x="2.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4.1cm" svg:x="8.495cm" svg:y="1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4.1cm" svg:x="1.923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4cm" svg:x="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2cm" svg:x="2cm" svg:y="2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1cm" svg:height="1.7cm" svg:x="11.1cm" svg:y="2.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2cm" svg:height="1.7cm" svg:x="11.2cm" svg:y="4.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cm" svg:height="1.2cm" svg:x="1.9cm" svg:y="13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draw:layer="layout" svg:width="1.7cm" svg:height="1.06cm" svg:x="5.6cm" svg:y="14.4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5" draw:layer="layout" svg:width="4.1cm" svg:height="1.1cm" svg:x="1.9cm" svg:y="8.6cm">
          <draw:text-box>
            <text:p>ug_idmapd</text:p>
          </draw:text-box>
        </draw:frame>
        <draw:frame draw:style-name="gr6" draw:layer="layout" svg:width="2.001cm" svg:height="0.933cm" svg:x="16.4cm" svg:y="3.067cm">
          <draw:text-box>
            <text:p>gfmd</text:p>
          </draw:text-box>
        </draw:frame>
        <draw:frame draw:style-name="gr7" draw:layer="layout" svg:width="1.738cm" svg:height="1.2cm" svg:x="16.5cm" svg:y="8.7cm">
          <draw:text-box>
            <text:p>gfsd</text:p>
          </draw:text-box>
        </draw:frame>
        <draw:frame draw:style-name="gr6" draw:layer="layout" svg:width="4.265cm" svg:height="0.933cm" svg:x="1.035cm" svg:y="2.867cm">
          <draw:text-box>
            <text:p>/etc/passwd</text:p>
          </draw:text-box>
        </draw:frame>
        <draw:frame draw:style-name="gr6" draw:layer="layout" svg:width="4.066cm" svg:height="0.933cm" svg:x="10.561cm" svg:y="2.284cm">
          <draw:text-box>
            <text:p>gfarm2.conf</text:p>
          </draw:text-box>
        </draw:frame>
        <draw:frame draw:style-name="gr6" draw:layer="layout" svg:width="3.389cm" svg:height="0.933cm" svg:x="10.7cm" svg:y="3.1cm">
          <draw:text-box>
            <text:p>user_map</text:p>
          </draw:text-box>
        </draw:frame>
        <draw:frame draw:style-name="gr6" draw:layer="layout" svg:width="3.842cm" svg:height="0.933cm" svg:x="10.6cm" svg:y="4.467cm">
          <draw:text-box>
            <text:p>shared_key</text:p>
          </draw:text-box>
        </draw:frame>
        <draw:frame draw:style-name="gr6" draw:layer="layout" svg:width="5.815cm" svg:height="0.933cm" svg:x="0.892cm" svg:y="13.067cm">
          <draw:text-box>
            <text:p>/proc/net/rpc/ug</text:p>
          </draw:text-box>
        </draw:frame>
        <draw:frame draw:style-name="gr6" draw:layer="layout" svg:width="3.889cm" svg:height="0.933cm" svg:x="4.733cm" svg:y="14.478cm">
          <draw:text-box>
            <text:p>/dev/gfarm</text:p>
          </draw:text-box>
        </draw:frame>
        <draw:line draw:style-name="gr8" draw:text-style-name="P1" draw:layer="layout" svg:x1="2.5cm" svg:y1="11cm" svg:x2="2.6cm" svg:y2="19.9cm">
          <text:p/>
        </draw:line>
        <draw:line draw:style-name="gr8" draw:text-style-name="P1" draw:layer="layout" svg:x1="2.5cm" svg:y1="20.3cm" svg:x2="9.1cm" svg:y2="20.4cm">
          <text:p/>
        </draw:line>
        <draw:line draw:style-name="gr8" draw:text-style-name="P1" draw:layer="layout" svg:x1="6.6cm" svg:y1="11.2cm" svg:x2="6.6cm" svg:y2="19cm">
          <text:p/>
        </draw:line>
        <draw:line draw:style-name="gr8" draw:text-style-name="P1" draw:layer="layout" svg:x1="6.7cm" svg:y1="19.2cm" svg:x2="9.1cm" svg:y2="19.2cm">
          <text:p/>
        </draw:line>
        <draw:line draw:style-name="gr9" draw:text-style-name="P1" draw:layer="layout" svg:x1="9cm" svg:y1="11.3cm" svg:x2="9cm" svg:y2="17.1cm">
          <text:p/>
        </draw:line>
        <draw:line draw:style-name="gr10" draw:text-style-name="P1" draw:layer="layout" svg:x1="3cm" svg:y1="4.5cm" svg:x2="3cm" svg:y2="7.2cm">
          <text:p/>
        </draw:line>
        <draw:line draw:style-name="gr10" draw:text-style-name="P1" draw:layer="layout" svg:x1="10.7cm" svg:y1="4.1cm" svg:x2="7.9cm" svg:y2="7cm">
          <text:p/>
        </draw:line>
        <draw:line draw:style-name="gr10" draw:text-style-name="P1" draw:layer="layout" svg:x1="13.7cm" svg:y1="4cm" svg:x2="16cm" svg:y2="4cm">
          <text:p/>
        </draw:line>
        <draw:line draw:style-name="gr11" draw:text-style-name="P1" draw:layer="layout" svg:x1="9.9cm" svg:y1="8cm" svg:x2="16cm" svg:y2="5.1cm">
          <text:p/>
        </draw:line>
        <draw:line draw:style-name="gr11" draw:text-style-name="P1" draw:layer="layout" svg:x1="10.1cm" svg:y1="17cm" svg:x2="15.9cm" svg:y2="5.6cm">
          <text:p/>
        </draw:line>
        <draw:frame draw:style-name="gr6" draw:layer="layout" svg:width="2.432cm" svg:height="0.933cm" svg:x="8.4cm" svg:y="13cm">
          <draw:text-box>
            <text:p>mount</text:p>
          </draw:text-box>
        </draw:frame>
        <draw:frame draw:style-name="gr6" draw:layer="layout" svg:width="3.36cm" svg:height="0.933cm" svg:x="10.8cm" svg:y="6.9cm">
          <draw:text-box>
            <text:p>接続、認証</text:p>
          </draw:text-box>
        </draw:frame>
        <draw:frame draw:style-name="gr6" draw:layer="layout" svg:width="3.851cm" svg:height="0.933cm" svg:x="11.7cm" svg:y="12.3cm">
          <draw:text-box>
            <text:p>ファイル操作</text:p>
          </draw:text-box>
        </draw:frame>
        <draw:frame draw:style-name="gr6" draw:layer="layout" svg:width="3.707cm" svg:height="0.933cm" svg:x="9.193cm" svg:y="19.9cm">
          <draw:text-box>
            <text:p>ID変換要求</text:p>
          </draw:text-box>
        </draw:frame>
        <draw:frame draw:style-name="gr12" draw:layer="layout" svg:width="2.56cm" svg:height="1.116cm" svg:x="1.64cm" svg:y="17.284cm">
          <draw:text-box>
            <text:p>sunrpc</text:p>
          </draw:text-box>
        </draw:frame>
        <draw:frame draw:style-name="gr6" draw:layer="layout" svg:width="1.734cm" svg:height="0.933cm" svg:x="4.9cm" svg:y="17.4cm">
          <draw:text-box>
            <text:p>fuse</text:p>
          </draw:text-box>
        </draw:frame>
        <draw:frame draw:style-name="gr6" draw:layer="layout" svg:width="3.042cm" svg:height="0.933cm" svg:x="9.1cm" svg:y="18.9cm">
          <draw:text-box>
            <text:p>接続要求</text:p>
          </draw:text-box>
        </draw:frame>
        <draw:frame draw:style-name="gr6" draw:layer="layout" svg:width="2.314cm" svg:height="0.933cm" svg:x="9.2cm" svg:y="17.2cm">
          <draw:text-box>
            <text:p>Gfarm</text:p>
          </draw:text-box>
        </draw:frame>
        <draw:line draw:style-name="gr13" draw:text-style-name="P1" draw:layer="layout" svg:x1="1.2cm" svg:y1="16.1cm" svg:x2="19.3cm" svg:y2="16cm">
          <text:p/>
        </draw:line>
        <draw:line draw:style-name="gr14" draw:text-style-name="P1" draw:layer="layout" svg:x1="9.8cm" svg:y1="8.1cm" svg:x2="16.1cm" svg:y2="9.3cm">
          <text:p/>
        </draw:line>
        <draw:line draw:style-name="gr14" draw:text-style-name="P1" draw:layer="layout" svg:x1="10.3cm" svg:y1="16.9cm" svg:x2="16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i </meta:initial-creator>
    <meta:creation-date>2012-03-22T14:04:26</meta:creation-date>
    <dc:date>2012-10-29T13:58:14</dc:date>
    <dc:creator>mori </dc:creator>
    <meta:editing-duration>P3DT22H15M12S</meta:editing-duration>
    <meta:editing-cycles>9</meta:editing-cycles>
    <meta:generator>LibreOffice/3.5$Linux_x86 LibreOffice_project/350m1$Build-2</meta:generator>
    <meta:document-statistic meta:object-count="42"/>
  </office:meta>
</office:document-meta>
</file>